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E0000009F4A2792DBE1825368.png" manifest:media-type="image/png"/>
  <manifest:file-entry manifest:full-path="Pictures/10000201000001AE0000010CCD981B314DBB0768.png" manifest:media-type="image/png"/>
  <manifest:file-entry manifest:full-path="Pictures/10000201000000F3000000CFFFE8CF75DCEB1F96.png" manifest:media-type="image/png"/>
  <manifest:file-entry manifest:full-path="Pictures/10000201000000BA00000099964641EF1017E852.png" manifest:media-type="image/png"/>
  <manifest:file-entry manifest:full-path="Pictures/10000201000004B0000001E15F688BCC7AE4E2F5.png" manifest:media-type="image/png"/>
  <manifest:file-entry manifest:full-path="Pictures/100002010000015A00000092ED9CD9CEF5065DB3.png" manifest:media-type="image/png"/>
  <manifest:file-entry manifest:full-path="Pictures/10000201000001550000015E8DE27D78DA304B80.png" manifest:media-type="image/png"/>
  <manifest:file-entry manifest:full-path="Pictures/10000201000000F4000000FD50B1111EEEB6EAA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15.3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05cm" fo:min-width="14.9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65cm" fo:min-width="12.7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45cm" fo:min-width="12.7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1.15cm"/>
    </style:style>
    <style:style style:name="gr7" style:family="graphic" style:parent-style-name="standard">
      <style:graphic-properties draw:textarea-horizontal-align="justify" draw:textarea-vertical-align="middle" draw:auto-grow-height="false" fo:min-height="1.1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textarea-horizontal-align="justify" draw:textarea-vertical-align="middle" draw:auto-grow-height="false" fo:min-height="2.55cm" fo:min-width="0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8cm" svg:height="12.7cm" svg:x="2.6cm" svg:y="1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5.4cm" svg:height="6.3cm" svg:x="2.7cm" svg:y="5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.2cm" svg:height="4.9cm" svg:x="3.971cm" svg:y="18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3.2cm" svg:height="3.7cm" svg:x="3.9cm" svg:y="7.6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302cm" svg:height="2.386cm" svg:x="6.098cm" svg:y="8.414cm">
          <draw:image xlink:href="Pictures/10000201000000F4000000FD50B1111EEEB6EAAC.png" xlink:type="simple" xlink:show="embed" xlink:actuate="onLoad" loext:mime-type="image/png">
            <text:p/>
          </draw:image>
        </draw:frame>
        <draw:frame draw:style-name="gr6" draw:text-style-name="P3" draw:layer="layout" svg:width="4.6cm" svg:height="1.4cm" svg:x="2.6cm" svg:y="1.7cm">
          <draw:text-box>
            <text:p/>
          </draw:text-box>
        </draw:frame>
        <draw:frame draw:style-name="gr5" draw:text-style-name="P2" draw:layer="layout" svg:width="1.854cm" svg:height="1.903cm" svg:x="9.573cm" svg:y="1.597cm">
          <draw:image xlink:href="Pictures/10000201000001550000015E8DE27D78DA304B80.png" xlink:type="simple" xlink:show="embed" xlink:actuate="onLoad" loext:mime-type="image/png">
            <text:p/>
          </draw:image>
        </draw:frame>
        <draw:frame draw:style-name="gr5" draw:text-style-name="P2" draw:layer="layout" svg:width="5.3cm" svg:height="2.125cm" svg:x="10.7cm" svg:y="8.4cm">
          <draw:image xlink:href="Pictures/10000201000004B0000001E15F688BCC7AE4E2F5.png" xlink:type="simple" xlink:show="embed" xlink:actuate="onLoad" loext:mime-type="image/png">
            <text:p/>
          </draw:image>
        </draw:frame>
        <draw:custom-shape draw:style-name="gr7" draw:text-style-name="P4" draw:layer="layout" svg:width="1cm" svg:height="1.6cm" svg:x="10cm" svg:y="3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" draw:layer="layout" svg:width="1.702cm" svg:height="1.4cm" svg:x="11.898cm" svg:y="12.8cm">
          <draw:image xlink:href="Pictures/10000201000000BA00000099964641EF1017E852.png" xlink:type="simple" xlink:show="embed" xlink:actuate="onLoad" loext:mime-type="image/png">
            <text:p/>
          </draw:image>
        </draw:frame>
        <draw:frame draw:style-name="gr8" draw:text-style-name="P5" draw:layer="layout" svg:width="2.195cm" svg:height="0.962cm" svg:x="7.3cm" svg:y="12.938cm">
          <draw:text-box draw:corner-radius="0.595cm">
            <text:p>REST</text:p>
          </draw:text-box>
        </draw:frame>
        <draw:frame draw:style-name="gr9" draw:text-style-name="P4" draw:layer="layout" svg:width="2.23cm" svg:height="1.9cm" svg:x="3.8cm" svg:y="6.4cm">
          <draw:image xlink:href="Pictures/10000201000000F3000000CFFFE8CF75DCEB1F96.png" xlink:type="simple" xlink:show="embed" xlink:actuate="onLoad" loext:mime-type="image/png">
            <text:p/>
          </draw:image>
        </draw:frame>
        <draw:frame draw:style-name="gr9" draw:text-style-name="P4" draw:layer="layout" svg:width="2.23cm" svg:height="1.9cm" svg:x="3.9cm" svg:y="16.9cm">
          <draw:image xlink:href="Pictures/10000201000000F3000000CFFFE8CF75DCEB1F96.png" xlink:type="simple" xlink:show="embed" xlink:actuate="onLoad" loext:mime-type="image/png">
            <text:p/>
          </draw:image>
        </draw:frame>
        <draw:frame draw:style-name="gr5" draw:text-style-name="P6" draw:layer="layout" svg:width="4.774cm" svg:height="2.975cm" svg:x="8cm" svg:y="19.125cm">
          <draw:image xlink:href="Pictures/10000201000001AE0000010CCD981B314DBB0768.png" xlink:type="simple" xlink:show="embed" xlink:actuate="onLoad" loext:mime-type="image/png">
            <text:p/>
          </draw:image>
        </draw:frame>
        <draw:frame draw:style-name="gr9" draw:text-style-name="P4" draw:layer="layout" svg:width="4.95cm" svg:height="2.475cm" svg:x="8.05cm" svg:y="24.5cm">
          <draw:image xlink:href="Pictures/100002010000013E0000009F4A2792DBE1825368.png" xlink:type="simple" xlink:show="embed" xlink:actuate="onLoad" loext:mime-type="image/png">
            <text:p/>
          </draw:image>
        </draw:frame>
        <draw:frame draw:style-name="gr9" draw:text-style-name="P4" draw:layer="layout" svg:width="3.731cm" svg:height="1.574cm" svg:x="2.4cm" svg:y="14.526cm">
          <draw:image xlink:href="Pictures/100002010000015A00000092ED9CD9CEF5065DB3.png" xlink:type="simple" xlink:show="embed" xlink:actuate="onLoad" loext:mime-type="image/png">
            <text:p/>
          </draw:image>
        </draw:frame>
        <draw:custom-shape draw:style-name="gr10" draw:text-style-name="P4" draw:layer="layout" svg:width="1cm" svg:height="3.2cm" svg:x="10.2cm" svg:y="12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4" draw:layer="layout" svg:width="3.731cm" svg:height="1.574cm" svg:x="2.469cm" svg:y="4.526cm">
          <draw:image xlink:href="Pictures/100002010000015A00000092ED9CD9CEF5065DB3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8T19:07:00.891241068</meta:creation-date>
    <dc:date>2021-10-09T20:51:36.630727893</dc:date>
    <meta:editing-duration>PT30M50S</meta:editing-duration>
    <meta:editing-cycles>16</meta:editing-cycles>
    <meta:generator>LibreOffice/6.4.7.2$Linux_X86_64 LibreOffice_project/40$Build-2</meta:generator>
    <meta:document-statistic meta:object-count="18"/>
  </office:meta>
</office:document-meta>
</file>